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7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2.19mm"/>
    </style:style>
    <style:style style:name="co3" style:family="table-column">
      <style:table-column-properties fo:break-before="auto" style:column-width="21.7mm"/>
    </style:style>
    <style:style style:name="co4" style:family="table-column">
      <style:table-column-properties fo:break-before="auto" style:column-width="25.5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3.78mm"/>
    </style:style>
    <style:style style:name="co8" style:family="table-column">
      <style:table-column-properties fo:break-before="auto" style:column-width="73.0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2.49pt solid #000000"/>
      <style:paragraph-properties fo:text-align="center" fo:margin-left="0mm"/>
      <style:text-properties fo:font-size="12pt" fo:font-weight="bold"/>
    </style:style>
    <style:style style:name="ce2" style:family="table-cell" style:parent-style-name="Default">
      <style:table-cell-properties fo:border="2.49pt solid #000000"/>
    </style:style>
    <style:style style:name="ce3" style:family="table-cell" style:parent-style-name="Default">
      <style:table-cell-properties fo:border="2.49pt solid #000000"/>
      <style:text-properties style:font-name="Liberation Sans" style:font-name-asian="DejaVu Sans" style:language-asian="zh" style:country-asian="CN" style:font-name-complex="Lohit Hindi" style:language-complex="hi" style:country-complex="IN"/>
    </style:style>
    <style:style style:name="ce4" style:family="table-cell" style:parent-style-name="Default">
      <style:text-properties fo:color="#0000ff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7" table:number-columns-repeated="5" table:default-cell-style-name="Default"/>
        <table:table-row table:style-name="ro1">
          <table:table-cell table:style-name="Default" table:number-columns-repeated="6"/>
          <table:table-cell table:number-columns-repeated="5"/>
        </table:table-row>
        <table:table-row table:style-name="ro2">
          <table:table-cell table:style-name="ce1" office:value-type="string" calcext:value-type="string">
            <text:p>CODE UTILISATEUR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Mai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table:number-columns-repeated="3"/>
          <table:table-cell table:number-columns-repeated="5"/>
        </table:table-row>
        <table:table-row table:style-name="ro3">
          <table:table-cell office:value-type="string" calcext:value-type="string">
            <text:p>FRANSSOIS_Claude</text:p>
          </table:table-cell>
          <table:table-cell office:value-type="string" calcext:value-type="string">
            <text:p>Et</text:p>
          </table:table-cell>
          <table:table-cell table:formula="of:=MID([.A4]; 1; SEARCH(&quot;_&quot;; [.A4]; 1)-1)" office:value-type="string" office:string-value="FRANSSOIS" calcext:value-type="string">
            <text:p>FRANSSOIS</text:p>
          </table:table-cell>
          <table:table-cell table:formula="of:=MID([.A4];FIND(&quot;_&quot;;[.A4];1)+1;LEN([.A4]))" office:value-type="string" office:string-value="Claude" calcext:value-type="string">
            <text:p>Claude</text:p>
          </table:table-cell>
          <table:table-cell table:formula="of:=LOWER(CONCATENATE(MID([.D4];1;1);LOWER([.C4])))" office:value-type="string" office:string-value="cfranssois" calcext:value-type="string">
            <text:p>cfranssois</text:p>
          </table:table-cell>
          <table:table-cell table:formula="of:=IF([.B4]=&quot;Et&quot;;CONCATENATE([.E4];&quot;@etu.umontpellier,fr&quot;);CONCATENATE([.E4];&quot;@umontpellier,fr&quot;))" office:value-type="string" office:string-value="cfranssois@etu.umontpellier,fr" calcext:value-type="string">
            <text:p>cfranssois@etu.umontpellier,fr</text:p>
          </table:table-cell>
          <table:table-cell table:number-columns-repeated="4"/>
          <table:table-cell table:style-name="ce4"/>
        </table:table-row>
        <table:table-row table:style-name="ro3">
          <table:table-cell office:value-type="string" calcext:value-type="string">
            <text:p>MALiK_Abedal</text:p>
          </table:table-cell>
          <table:table-cell office:value-type="string" calcext:value-type="string">
            <text:p>Adm</text:p>
          </table:table-cell>
          <table:table-cell table:formula="of:=MID([.A5]; 1; SEARCH(&quot;_&quot;; [.A5]; 1)-1)" office:value-type="string" office:string-value="MALiK" calcext:value-type="string">
            <text:p>MALiK</text:p>
          </table:table-cell>
          <table:table-cell table:formula="of:=MID([.A5];FIND(&quot;_&quot;;[.A5];1)+1;LEN([.A5]))" office:value-type="string" office:string-value="Abedal" calcext:value-type="string">
            <text:p>Abedal</text:p>
          </table:table-cell>
          <table:table-cell table:formula="of:=LOWER(CONCATENATE(MID([.D5];1;1);LOWER([.C5])))" office:value-type="string" office:string-value="amalik" calcext:value-type="string">
            <text:p>amalik</text:p>
          </table:table-cell>
          <table:table-cell table:formula="of:=IF([.B5]=&quot;Et&quot;;CONCATENATE([.E5];&quot;@etu.umontpellier,fr&quot;);CONCATENATE([.E5];&quot;@umontpellier,fr&quot;))" office:value-type="string" office:string-value="amalik@umontpellier,fr" calcext:value-type="string">
            <text:p>amalik@umontpellier,f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ONTANT_Yves</text:p>
          </table:table-cell>
          <table:table-cell office:value-type="string" calcext:value-type="string">
            <text:p>Et</text:p>
          </table:table-cell>
          <table:table-cell table:formula="of:=MID([.A6]; 1; SEARCH(&quot;_&quot;; [.A6]; 1)-1)" office:value-type="string" office:string-value="MONTANT" calcext:value-type="string">
            <text:p>MONTANT</text:p>
          </table:table-cell>
          <table:table-cell table:formula="of:=MID([.A6];FIND(&quot;_&quot;;[.A6];1)+1;LEN([.A6]))" office:value-type="string" office:string-value="Yves" calcext:value-type="string">
            <text:p>Yves</text:p>
          </table:table-cell>
          <table:table-cell table:formula="of:=LOWER(CONCATENATE(MID([.D6];1;1);LOWER([.C6])))" office:value-type="string" office:string-value="ymontant" calcext:value-type="string">
            <text:p>ymontant</text:p>
          </table:table-cell>
          <table:table-cell table:formula="of:=IF([.B6]=&quot;Et&quot;;CONCATENATE([.E6];&quot;@etu.umontpellier,fr&quot;);CONCATENATE([.E6];&quot;@umontpellier,fr&quot;))" office:value-type="string" office:string-value="ymontant@etu.umontpellier,fr" calcext:value-type="string">
            <text:p>ymontant@etu.umontpellier,f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IMAUNE_Nina</text:p>
          </table:table-cell>
          <table:table-cell office:value-type="string" calcext:value-type="string">
            <text:p>Et</text:p>
          </table:table-cell>
          <table:table-cell table:formula="of:=MID([.A7]; 1; SEARCH(&quot;_&quot;; [.A7]; 1)-1)" office:value-type="string" office:string-value="SIMAUNE" calcext:value-type="string">
            <text:p>SIMAUNE</text:p>
          </table:table-cell>
          <table:table-cell table:formula="of:=MID([.A7];FIND(&quot;_&quot;;[.A7];1)+1;LEN([.A7]))" office:value-type="string" office:string-value="Nina" calcext:value-type="string">
            <text:p>Nina</text:p>
          </table:table-cell>
          <table:table-cell table:formula="of:=LOWER(CONCATENATE(MID([.D7];1;1);LOWER([.C7])))" office:value-type="string" office:string-value="nsimaune" calcext:value-type="string">
            <text:p>nsimaune</text:p>
          </table:table-cell>
          <table:table-cell table:formula="of:=IF([.B7]=&quot;Et&quot;;CONCATENATE([.E7];&quot;@etu.umontpellier,fr&quot;);CONCATENATE([.E7];&quot;@umontpellier,fr&quot;))" office:value-type="string" office:string-value="nsimaune@etu.umontpellier,fr" calcext:value-type="string">
            <text:p>nsimaune@etu.umontpellier,f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YLER_Boni</text:p>
          </table:table-cell>
          <table:table-cell office:value-type="string" calcext:value-type="string">
            <text:p>Ens</text:p>
          </table:table-cell>
          <table:table-cell table:formula="of:=MID([.A8]; 1; SEARCH(&quot;_&quot;; [.A8]; 1)-1)" office:value-type="string" office:string-value="TYLER" calcext:value-type="string">
            <text:p>TYLER</text:p>
          </table:table-cell>
          <table:table-cell table:formula="of:=MID([.A8];FIND(&quot;_&quot;;[.A8];1)+1;LEN([.A8]))" office:value-type="string" office:string-value="Boni" calcext:value-type="string">
            <text:p>Boni</text:p>
          </table:table-cell>
          <table:table-cell table:formula="of:=LOWER(CONCATENATE(MID([.D8];1;1);LOWER([.C8])))" office:value-type="string" office:string-value="btyler" calcext:value-type="string">
            <text:p>btyler</text:p>
          </table:table-cell>
          <table:table-cell table:formula="of:=IF([.B8]=&quot;Et&quot;;CONCATENATE([.E8];&quot;@etu.umontpellier,fr&quot;);CONCATENATE([.E8];&quot;@umontpellier,fr&quot;))" office:value-type="string" office:string-value="btyler@umontpellier,fr" calcext:value-type="string">
            <text:p>btyler@umontpellier,f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RENAIS_Charles</text:p>
          </table:table-cell>
          <table:table-cell office:value-type="string" calcext:value-type="string">
            <text:p>Et</text:p>
          </table:table-cell>
          <table:table-cell table:formula="of:=MID([.A9]; 1; SEARCH(&quot;_&quot;; [.A9]; 1)-1)" office:value-type="string" office:string-value="TRENAIS" calcext:value-type="string">
            <text:p>TRENAIS</text:p>
          </table:table-cell>
          <table:table-cell table:formula="of:=MID([.A9];FIND(&quot;_&quot;;[.A9];1)+1;LEN([.A9]))" office:value-type="string" office:string-value="Charles" calcext:value-type="string">
            <text:p>Charles</text:p>
          </table:table-cell>
          <table:table-cell table:formula="of:=LOWER(CONCATENATE(MID([.D9];1;1);LOWER([.C9])))" office:value-type="string" office:string-value="ctrenais" calcext:value-type="string">
            <text:p>ctrenais</text:p>
          </table:table-cell>
          <table:table-cell table:formula="of:=IF([.B9]=&quot;Et&quot;;CONCATENATE([.E9];&quot;@etu.umontpellier,fr&quot;);CONCATENATE([.E9];&quot;@umontpellier,fr&quot;))" office:value-type="string" office:string-value="ctrenais@etu.umontpellier,fr" calcext:value-type="string">
            <text:p>ctrenais@etu.umontpellier,f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AGUEN_Nina</text:p>
          </table:table-cell>
          <table:table-cell office:value-type="string" calcext:value-type="string">
            <text:p>Adm</text:p>
          </table:table-cell>
          <table:table-cell table:formula="of:=MID([.A10]; 1; SEARCH(&quot;_&quot;; [.A10]; 1)-1)" office:value-type="string" office:string-value="HAGUEN" calcext:value-type="string">
            <text:p>HAGUEN</text:p>
          </table:table-cell>
          <table:table-cell table:formula="of:=MID([.A10];FIND(&quot;_&quot;;[.A10];1)+1;LEN([.A10]))" office:value-type="string" office:string-value="Nina" calcext:value-type="string">
            <text:p>Nina</text:p>
          </table:table-cell>
          <table:table-cell table:formula="of:=LOWER(CONCATENATE(MID([.D10];1;1);LOWER([.C10])))" office:value-type="string" office:string-value="nhaguen" calcext:value-type="string">
            <text:p>nhaguen</text:p>
          </table:table-cell>
          <table:table-cell table:formula="of:=IF([.B10]=&quot;Et&quot;;CONCATENATE([.E10];&quot;@etu.umontpellier,fr&quot;);CONCATENATE([.E10];&quot;@umontpellier,fr&quot;))" office:value-type="string" office:string-value="nhaguen@umontpellier,fr" calcext:value-type="string">
            <text:p>nhaguen@umontpellier,f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R_Johet</text:p>
          </table:table-cell>
          <table:table-cell office:value-type="string" calcext:value-type="string">
            <text:p>Ens</text:p>
          </table:table-cell>
          <table:table-cell table:formula="of:=MID([.A11]; 1; SEARCH(&quot;_&quot;; [.A11]; 1)-1)" office:value-type="string" office:string-value="STARR" calcext:value-type="string">
            <text:p>STARR</text:p>
          </table:table-cell>
          <table:table-cell table:formula="of:=MID([.A11];FIND(&quot;_&quot;;[.A11];1)+1;LEN([.A11]))" office:value-type="string" office:string-value="Johet" calcext:value-type="string">
            <text:p>Johet</text:p>
          </table:table-cell>
          <table:table-cell table:formula="of:=LOWER(CONCATENATE(MID([.D11];1;1);LOWER([.C11])))" office:value-type="string" office:string-value="jstarr" calcext:value-type="string">
            <text:p>jstarr</text:p>
          </table:table-cell>
          <table:table-cell table:formula="of:=IF([.B11]=&quot;Et&quot;;CONCATENATE([.E11];&quot;@etu.umontpellier,fr&quot;);CONCATENATE([.E11];&quot;@umontpellier,fr&quot;))" office:value-type="string" office:string-value="jstarr@umontpellier,fr" calcext:value-type="string">
            <text:p>jstarr@umontpellier,fr</text:p>
          </table:table-cell>
          <table:table-cell table:number-columns-repeated="5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>
        <table:named-range table:name="Tab" table:base-cell-address="$Feuille1.$D$10" table:cell-range-address="$Feuille1.$C$1:.$C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Bitstream Vera Sans" style:language-asian="fr" style:country-asian="FR" style:font-name-complex="Lucida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0:19:40.117629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meta:initial-creator>stf STF</meta:initial-creator>
    <meta:creation-date>2008-09-30T15:42:19</meta:creation-date>
    <dc:date>2016-12-15T10:30:03.200305537</dc:date>
    <dc:language>fr-FR</dc:language>
    <meta:editing-cycles>7</meta:editing-cycles>
    <meta:editing-duration>PT1H2M10S</meta:editing-duration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